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fo:font-weight="bold" officeooo:rsid="001d40cd" officeooo:paragraph-rsid="001d40cd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d40cd" officeooo:paragraph-rsid="001d40cd" style:font-weight-asian="normal" style:font-weight-complex="normal"/>
    </style:style>
    <style:style style:name="P4" style:family="paragraph" style:parent-style-name="Standard">
      <style:text-properties fo:font-weight="normal" officeooo:rsid="001d40cd" officeooo:paragraph-rsid="001d40cd" style:font-weight-asian="normal" style:font-weight-complex="normal"/>
    </style:style>
    <style:style style:name="P5" style:family="paragraph" style:parent-style-name="Text_20_body">
      <style:text-properties fo:font-weight="bold" officeooo:rsid="001d40cd" officeooo:paragraph-rsid="001d40cd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paragraph-rsid="001d40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92929" style:font-name="medium-content-serif-font" fo:font-size="15.75pt" fo:letter-spacing="normal" fo:font-style="normal" fo:font-weight="normal"/>
    </style:style>
    <style:style style:name="T3" style:family="text">
      <style:text-properties fo:font-variant="normal" fo:text-transform="none" fo:color="#292929" style:text-line-through-style="none" style:text-line-through-type="none" style:font-name="medium-content-serif-font" fo:font-size="15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292929" fo:letter-spacing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m sistema com </text:span><text:span text:style-name="Strong_20_Emphasis"><text:span text:style-name="T1">alta cobertura de código</text:span></text:span><text:span text:style-name="T1"> significa que foi </text:span><text:span text:style-name="Strong_20_Emphasis"><text:span text:style-name="T1">mais exaustivamente testado</text:span></text:span><text:span text:style-name="T1"> e tem </text:span><text:span text:style-name="Strong_20_Emphasis"><text:span text:style-name="T1">uma menor chance de conter erros</text:span></text:span><text:span text:style-name="T1">, ao contrário de um sistema com baixa cobertura de código.</text:span></text:p>
      <text:p text:style-name="P2"/>
      <text:p text:style-name="P2">MÉTRICAS DE COBERTURA DE CÓDIGO</text:p>
      <text:p text:style-name="P2"/>
      <text:list xml:id="list13945159" text:style-name="L1">
        <text:list-item>
          <text:p text:style-name="P3">Linhas</text:p>
        </text:list-item>
        <text:list-item>
          <text:p text:style-name="P3">Classes</text:p>
        </text:list-item>
        <text:list-item>
          <text:p text:style-name="P3">Métodos</text:p>
        </text:list-item>
        <text:list-item>
          <text:p text:style-name="P3">Branchs</text:p>
        </text:list-item>
        <text:list-item>
          <text:p text:style-name="P3">Statement</text:p>
        </text:list-item>
      </text:list>
      <text:p text:style-name="P4"/>
      <text:p text:style-name="P2">SERVIÇOS DE COBERTURA DE CÓDIGO</text:p>
      <text:p text:style-name="P2"/>
      <text:list xml:id="list3811801041" text:style-name="L2">
        <text:list-item>
          <text:p text:style-name="P6"><text:bookmark text:name="9b42"/>Codecov: <text:a xlink:type="simple" xlink:href="https://codecov.io/#features" text:style-name="Internet_20_link" text:visited-style-name="Visited_20_Internet_20_Link">https://codecov.io/#features</text:a></text:p>
        </text:list-item>
        <text:list-item>
          <text:p text:style-name="P7">Codeclimate: <text:a xlink:type="simple" xlink:href="https://codeclimate.com/features" text:style-name="Internet_20_link" text:visited-style-name="Visited_20_Internet_20_Link">https://codeclimate.com/features</text:a></text:p>
        </text:list-item>
        <text:list-item>
          <text:p text:style-name="P7">Coveralls: <text:a xlink:type="simple" xlink:href="https://coveralls.io/features" text:style-name="Internet_20_link" text:visited-style-name="Visited_20_Internet_20_Link">https://coveralls.io/features</text:a></text:p>
        </text:list-item>
        <text:list-item>
          <text:p text:style-name="P7">Codacy: <text:a xlink:type="simple" xlink:href="https://codacy.com/product" text:style-name="Internet_20_link" text:visited-style-name="Visited_20_Internet_20_Link">https://codacy.com/product</text:a></text:p>
        </text:list-item>
      </text:list>
      <text:h text:style-name="P1" text:outline-level="1">Referências</text:h>
      <text:p text:style-name="Text_20_body"/>
      <text:p text:style-name="Text_20_body"><text:a xlink:type="simple" xlink:href="https://medium.com/@oieduardorabelo/cobertura-de-código-explicada-ba1516db7dbd" text:style-name="Internet_20_link" text:visited-style-name="Visited_20_Internet_20_Link">https://medium.com/@oieduardorabelo/cobertura-de-c%C3%B3digo-explicada-ba1516db7dbd</text:a></text:p>
      <text:p text:style-name="Text_20_body"><text:a xlink:type="simple" xlink:href="https://www.martinfowler.com/bliki/TestCoverage.html" text:style-name="Internet_20_link" text:visited-style-name="Visited_20_Internet_20_Link">https://www.martinfowler.com/bliki/TestCoverage.html</text:a></text:p>
      <text:p text:style-name="Text_20_body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8:34:18.456812561</meta:creation-date>
    <dc:date>2020-09-29T18:41:06.657738166</dc:date>
    <meta:editing-duration>PT6M48S</meta:editing-duration>
    <meta:editing-cycles>1</meta:editing-cycles>
    <meta:document-statistic meta:table-count="0" meta:image-count="0" meta:object-count="0" meta:page-count="2" meta:paragraph-count="15" meta:word-count="66" meta:character-count="592" meta:non-whitespace-character-count="550"/>
    <meta:generator>LibreOffice/6.4.6.2$Linux_X86_64 LibreOffice_project/40$Build-2</meta:generator>
  </office:meta>
</office:document-meta>
</file>